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4" manifest:media-type=""/>
  <manifest:file-entry manifest:full-path="ObjectReplacements/Object 3" manifest:media-type="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670eb" officeooo:paragraph-rsid="000670eb"/>
    </style:style>
    <style:style style:name="P2" style:family="paragraph" style:parent-style-name="Standard">
      <style:paragraph-properties>
        <style:tab-stops>
          <style:tab-stop style:position="4.258cm"/>
        </style:tab-stops>
      </style:paragraph-properties>
      <style:text-properties officeooo:rsid="000670eb" officeooo:paragraph-rsid="000670eb"/>
    </style:style>
    <style:style style:name="P3" style:family="paragraph" style:parent-style-name="Standard">
      <style:paragraph-properties>
        <style:tab-stops>
          <style:tab-stop style:position="4.258cm"/>
        </style:tab-stops>
      </style:paragraph-properties>
      <style:text-properties fo:font-size="12pt" officeooo:rsid="000670eb" officeooo:paragraph-rsid="000670eb" style:font-size-asian="10.5pt" style:font-size-complex="12pt"/>
    </style:style>
    <style:style style:name="P4" style:family="paragraph" style:parent-style-name="Standard">
      <style:paragraph-properties>
        <style:tab-stops>
          <style:tab-stop style:position="4.258cm"/>
        </style:tab-stops>
      </style:paragraph-properties>
      <style:text-properties fo:font-size="12pt" officeooo:rsid="00076761" officeooo:paragraph-rsid="00076761" style:font-size-asian="10.5pt" style:font-size-complex="12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style:font-size-asian="5.25pt" style:font-size-complex="6pt"/>
    </style:style>
    <style:style style:name="T3" style:family="text">
      <style:text-properties fo:font-size="12pt" style:font-size-asian="10.5pt" style:font-size-complex="12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 : 1726650</text:p>
      <text:p text:style-name="P1"/>
      <text:p text:style-name="P1"/>
      <text:p text:style-name="P1"/>
      <text:p text:style-name="P2">AA=(66)<text:span text:style-name="T1">10 <text:s/></text:span><text:span text:style-name="T3">=(01000010)</text:span><text:span text:style-name="T2">2</text:span></text:p>
      <text:p text:style-name="P2"><text:s text:c="7"/>(-66)<text:span text:style-name="T2">10</text:span><text:span text:style-name="T3"> =(10111110)</text:span><text:span text:style-name="T2">2</text:span></text:p>
      <text:p text:style-name="P2"><text:span text:style-name="T3">BB=(50)</text:span><text:span text:style-name="T2">10</text:span><text:span text:style-name="T3"> =(00110010)</text:span><text:span text:style-name="T2">2</text:span></text:p>
      <text:p text:style-name="P2"><text:span text:style-name="T3"><text:s text:c="6"/>(-50)</text:span><text:span text:style-name="T2">10</text:span><text:span text:style-name="T3"> =(11001110)</text:span><text:span text:style-name="T2">2</text:span></text:p>
      <text:p text:style-name="P2"><text:span text:style-name="T2"/></text:p>
      <text:p text:style-name="P2"><text:span text:style-name="T2"/></text:p>
      <text:p text:style-name="P3">A) <text:s/></text:p>
      <text:p text:style-name="P3"><draw:frame draw:style-name="fr1" draw:name="Objeto1" text:anchor-type="paragraph" svg:x="0.656cm" svg:y="0.049cm" svg:width="5.009cm" svg:height="1.35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s text:c="6"/></text:p>
      <text:p text:style-name="P3">=(116)<text:span text:style-name="T1">10</text:span></text:p>
      <text:p text:style-name="P3"><text:span text:style-name="T1"/></text:p>
      <text:p text:style-name="P3">b)</text:p>
      <text:p text:style-name="P3"><draw:frame draw:style-name="fr1" draw:name="Objeto2" text:anchor-type="paragraph" svg:x="0.441cm" svg:y="0.198cm" svg:width="5.636cm" svg:height="1.35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=(16)<text:span text:style-name="T1">10</text:span></text:p>
      <text:p text:style-name="P3"><text:span text:style-name="T1"/></text:p>
      <text:p text:style-name="P3"><text:span text:style-name="T1"/></text:p>
      <text:p text:style-name="P3">C)</text:p>
      <text:p text:style-name="P3"><draw:frame draw:style-name="fr1" draw:name="Objeto3" text:anchor-type="paragraph" svg:x="0.704cm" svg:y="0.175cm" svg:width="5.011cm" svg:height="1.80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=(-16)<text:span text:style-name="T1">10</text:span></text:p>
      <text:p text:style-name="P3">=(16)<text:span text:style-name="T1">10</text:span></text:p>
      <text:p text:style-name="P3"><text:span text:style-name="T1"/></text:p>
      <text:p text:style-name="P4">D)</text:p>
      <text:p text:style-name="P4"><draw:frame draw:style-name="fr1" draw:name="Objeto4" text:anchor-type="paragraph" svg:x="0.656cm" svg:y="0cm" svg:width="5.636cm" svg:height="1.80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>=(-116)<text:span text:style-name="T1">10</text:span></text:p>
      <text:p text:style-name="P4">=(116)<text:span text:style-name="T1">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20:31:03.582079987</meta:creation-date>
    <dc:date>2019-09-19T20:51:45.519617334</dc:date>
    <meta:editing-duration>PT3M4S</meta:editing-duration>
    <meta:editing-cycles>1</meta:editing-cycles>
    <meta:document-statistic meta:table-count="0" meta:image-count="0" meta:object-count="4" meta:page-count="1" meta:paragraph-count="16" meta:word-count="21" meta:character-count="173" meta:non-whitespace-character-count="145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 style:data-style-name="N2" text:time-value="20:42:33.6015732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 style:data-style-name="N2" text:time-value="20:45:09.3030006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 style:data-style-name="N2" text:time-value="20:47:52.9808034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ext-properties fo:color="#ce181e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 style:data-style-name="N2" text:time-value="20:50:32.5812971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